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d2ec7" officeooo:paragraph-rsid="000d2ec7"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b0a5e"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0fd4c3"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14155c"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1605af"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1b0a5e"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05af" officeooo:paragraph-rsid="001605af"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0a5e" officeooo:paragraph-rsid="001b0a5e"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fo:color="#0000ff"/>
    </style:style>
    <style:style style:name="P7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text-align="justify" style:justify-single-word="false"/>
    </style:style>
    <style:style style:name="P94" style:family="paragraph" style:parent-style-name="Text_20_body">
      <style:text-properties fo:language="ru" fo:country="RU"/>
    </style:style>
    <style:style style:name="P95" style:family="paragraph" style:parent-style-name="Text_20_body">
      <loext:graphic-properties draw:fill="solid" draw:fill-color="#eeeeee" draw:opacity="100%"/>
      <style:paragraph-properties fo:background-color="#eeeeee"/>
      <style:text-properties fo:language="ru" fo:country="RU"/>
    </style:style>
    <style:style style:name="P9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3" style:family="paragraph" style:parent-style-name="Footnote">
      <style:paragraph-properties fo:margin-left="0in" fo:margin-right="0in" fo:text-indent="0in" style:auto-text-indent="false"/>
      <style:text-properties fo:language="en" fo:country="US"/>
    </style:style>
    <style:style style:name="P114" style:family="paragraph" style:parent-style-name="Footnote">
      <style:text-properties fo:language="en" fo:country="US"/>
    </style:style>
    <style:style style:name="P115" style:family="paragraph" style:parent-style-name="Footnote">
      <style:text-properties fo:language="ru" fo:country="RU"/>
    </style:style>
    <style:style style:name="P116" style:family="paragraph" style:parent-style-name="Footnote">
      <style:text-properties style:use-window-font-color="true"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officeooo:rsid="0044808d" officeooo:paragraph-rsid="0044808d" style:font-weight-asian="bold" style:font-weight-complex="bold"/>
    </style:style>
    <style:style style:name="P126" style:family="paragraph" style:parent-style-name="Heading_20_1">
      <loext:graphic-properties draw:fill="solid" draw:fill-color="#eeeeee" draw:opacity="100%"/>
      <style:paragraph-properties fo:background-color="#eeeeee"/>
    </style:style>
    <style:style style:name="P127" style:family="paragraph" style:parent-style-name="Heading_20_1">
      <style:paragraph-properties fo:margin-left="0in" fo:margin-right="0in" fo:text-align="center" style:justify-single-word="false" fo:text-indent="0.1965in" style:auto-text-indent="false"/>
    </style:style>
    <style:style style:name="P12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Text_20_body" style:list-style-name="L1">
      <style:paragraph-properties fo:text-align="justify" style:justify-single-word="false"/>
    </style:style>
    <style:style style:name="P134" style:family="paragraph" style:parent-style-name="Text_20_body">
      <style:paragraph-properties fo:text-align="justify" style:justify-single-word="false"/>
      <style:text-properties officeooo:paragraph-rsid="001605af"/>
    </style:style>
    <style:style style:name="P135" style:family="paragraph" style:parent-style-name="Text_20_body" style:list-style-name="L1">
      <style:paragraph-properties fo:text-align="justify" style:justify-single-word="false"/>
      <style:text-properties fo:language="ru" fo:country="RU"/>
    </style:style>
    <style:style style:name="P136" style:family="paragraph" style:parent-style-name="Text_20_body" style:list-style-name="L2">
      <style:paragraph-properties fo:text-align="justify" style:justify-single-word="false"/>
      <style:text-properties fo:language="ru" fo:country="RU"/>
    </style:style>
    <style:style style:name="P13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8" style:family="paragraph" style:parent-style-name="Text_20_body" style:list-style-name="L3">
      <style:text-properties fo:language="ru" fo:country="RU"/>
    </style:style>
    <style:style style:name="P13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0d2ec7" officeooo:paragraph-rsid="000d2ec7"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fo:color="#800000" fo:language="ru" fo:country="RU" officeooo:paragraph-rsid="00343633"/>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05af" officeooo:paragraph-rsid="001605af"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3af16f"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44b7fd"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45febe"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46b0d3"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47052e"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d280b" officeooo:paragraph-rsid="003ebc30"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0a67d" officeooo:paragraph-rsid="0042712d"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5bf34" officeooo:paragraph-rsid="0045bf34"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7052e" officeooo:paragraph-rsid="0047052e"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8d9ae" officeooo:paragraph-rsid="0048d9ae"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fo:language="ru" fo:country="RU" officeooo:rsid="00343633" officeooo:paragraph-rsid="00343633"/>
    </style:style>
    <style:style style:name="P15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paragraph-rsid="0044808d"/>
    </style:style>
    <style:style style:name="P1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rsid="0044808d" officeooo:paragraph-rsid="0044808d"/>
    </style:style>
    <style:style style:name="P1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officeooo:rsid="0044808d" officeooo:paragraph-rsid="0044808d" style:font-weight-asian="bold" style:font-weight-complex="bold"/>
    </style:style>
    <style:style style:name="P16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officeooo:rsid="001605af" officeooo:paragraph-rsid="001605af"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4176fb"/>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color="#ff3333" officeooo:rsid="0042712d"/>
    </style:style>
    <style:style style:name="T19" style:family="text">
      <style:text-properties fo:color="#ff3333" officeooo:rsid="00432164"/>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officeooo:rsid="003865fa" style:font-style-asian="normal" style:font-style-complex="normal"/>
    </style:style>
    <style:style style:name="T28" style:family="text">
      <style:text-properties fo:color="#800000" fo:language="ru" fo:country="RU" fo:background-color="transparent" loext:char-shading-value="0"/>
    </style:style>
    <style:style style:name="T29" style:family="text">
      <style:text-properties fo:color="#800000" fo:language="en" fo:country="US"/>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officeooo:rsid="001605af" style:font-style-asian="normal" style:font-weight-asian="normal" style:font-style-complex="normal" style:font-weight-complex="normal"/>
    </style:style>
    <style:style style:name="T38" style:family="text">
      <style:text-properties style:use-window-font-color="true" fo:language="ru" fo:country="RU" fo:font-style="normal" fo:font-weight="normal" officeooo:rsid="001a586a" style:font-style-asian="normal" style:font-weight-asian="normal" style:font-style-complex="normal" style:font-weight-complex="normal"/>
    </style:style>
    <style:style style:name="T39" style:family="text">
      <style:text-properties style:use-window-font-color="true" fo:language="ru" fo:country="RU" fo:font-style="normal" fo:font-weight="normal" officeooo:rsid="0027f0ff" style:font-style-asian="normal" style:font-weight-asian="normal" style:font-style-complex="normal" style:font-weight-complex="normal"/>
    </style:style>
    <style:style style:name="T40" style:family="text">
      <style:text-properties style:use-window-font-color="true" fo:language="ru" fo:country="RU" fo:font-style="normal" fo:font-weight="normal" officeooo:rsid="0029a032" style:font-style-asian="normal" style:font-weight-asian="normal" style:font-style-complex="normal" style:font-weight-complex="normal"/>
    </style:style>
    <style:style style:name="T41" style:family="text">
      <style:text-properties style:use-window-font-color="true" fo:language="ru" fo:country="RU" fo:font-style="normal" fo:font-weight="normal" officeooo:rsid="002a51e8" style:font-style-asian="normal" style:font-weight-asian="normal" style:font-style-complex="normal" style:font-weight-complex="normal"/>
    </style:style>
    <style:style style:name="T42" style:family="text">
      <style:text-properties style:use-window-font-color="true" fo:language="ru" fo:country="RU" fo:font-style="normal" fo:font-weight="normal" officeooo:rsid="002c1f5d" style:font-style-asian="normal" style:font-weight-asian="normal" style:font-style-complex="normal" style:font-weight-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loext:char-shading-value="0" style:font-style-asian="normal" style:font-style-complex="normal"/>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officeooo:rsid="000eb5b1"/>
    </style:style>
    <style:style style:name="T63" style:family="text">
      <style:text-properties officeooo:rsid="001341f6"/>
    </style:style>
    <style:style style:name="T64" style:family="text">
      <style:text-properties officeooo:rsid="0014155c"/>
    </style:style>
    <style:style style:name="T65" style:family="text">
      <style:text-properties officeooo:rsid="0014dd56"/>
    </style:style>
    <style:style style:name="T66" style:family="text">
      <style:text-properties officeooo:rsid="001605af"/>
    </style:style>
    <style:style style:name="T67" style:family="text">
      <style:text-properties officeooo:rsid="0016eecd"/>
    </style:style>
    <style:style style:name="T68" style:family="text">
      <style:text-properties officeooo:rsid="001a586a"/>
    </style:style>
    <style:style style:name="T69" style:family="text">
      <style:text-properties officeooo:rsid="001b0a5e"/>
    </style:style>
    <style:style style:name="T70" style:family="text">
      <style:text-properties officeooo:rsid="001e5b16"/>
    </style:style>
    <style:style style:name="T71" style:family="text">
      <style:text-properties officeooo:rsid="0023d5fc"/>
    </style:style>
    <style:style style:name="T72" style:family="text">
      <style:text-properties officeooo:rsid="002cad01"/>
    </style:style>
    <style:style style:name="T73" style:family="text">
      <style:text-properties officeooo:rsid="002efaf7"/>
    </style:style>
    <style:style style:name="T74" style:family="text">
      <style:text-properties officeooo:rsid="00343633"/>
    </style:style>
    <style:style style:name="T75" style:family="text">
      <style:text-properties officeooo:rsid="0037e4ed"/>
    </style:style>
    <style:style style:name="T76" style:family="text">
      <style:text-properties officeooo:rsid="0039bf6a"/>
    </style:style>
    <style:style style:name="T77" style:family="text">
      <style:text-properties officeooo:rsid="003b6719"/>
    </style:style>
    <style:style style:name="T78" style:family="text">
      <style:text-properties officeooo:rsid="003ebc30"/>
    </style:style>
    <style:style style:name="T79" style:family="text">
      <style:text-properties officeooo:rsid="0042712d"/>
    </style:style>
    <style:style style:name="T80" style:family="text">
      <style:text-properties officeooo:rsid="00432164"/>
    </style:style>
    <style:style style:name="T81" style:family="text">
      <style:text-properties officeooo:rsid="0044b7fd"/>
    </style:style>
    <style:style style:name="T82" style:family="text">
      <style:text-properties officeooo:rsid="0045febe"/>
    </style:style>
    <style:style style:name="T83" style:family="text">
      <style:text-properties officeooo:rsid="0046b0d3"/>
    </style:style>
    <style:style style:name="T84" style:family="text">
      <style:text-properties officeooo:rsid="0047052e"/>
    </style:style>
    <style:style style:name="T85" style:family="text">
      <style:text-properties officeooo:rsid="00476ba8"/>
    </style:style>
    <style:style style:name="T86" style:family="text">
      <style:text-properties officeooo:rsid="0047b128"/>
    </style:style>
    <style:style style:name="T87" style:family="text">
      <style:text-properties officeooo:rsid="004ab5a9"/>
    </style:style>
    <style:style style:name="T88" style:family="text">
      <style:text-properties officeooo:rsid="004d10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89995157317241750" text:style-name="L1">
        <text:list-item>
          <text:p text:style-name="P133">добавить детектив <text:span text:style-name="T1">(реализовано)</text:span>+ магические уроки/трактаты Старсвирла (реализовано)</text:p>
        </text:list-item>
        <text:list-item>
          <text:p text:style-name="P135">Терра несколько раз пытается убить Макса (один раз — в аквапарке). Несколько раз Макса спасает Селестия (даёт приказы Нексусу)</text:p>
        </text:list-item>
        <text:list-item>
          <text:p text:style-name="P135">Книги:</text:p>
        </text:list-item>
      </text:list>
      <text:list xml:id="list4420274055225273388" text:style-name="L2">
        <text:list-item>
          <text:p text:style-name="P136">«Великие грифоны прошлого» - из канона (5<text:span text:style-name="T7">s8e)</text:span></text:p>
        </text:list-item>
        <text:list-item>
          <text:p text:style-name="P136">«Высшие заклинания в повседневном использовании: от песчинки до дворца»</text:p>
        </text:list-item>
        <text:list-item>
          <text:p text:style-name="P137">«Малоизвестные аспекты магии трансформаций»</text:p>
        </text:list-item>
        <text:list-item>
          <text:p text:style-name="P13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6">Дасти Вейфарер «Зебрианская культура, быт и фольклор»</text:p>
        </text:list-item>
        <text:list-item>
          <text:p text:style-name="P136">«Краткая история Эквестрии»</text:p>
        </text:list-item>
        <text:list-item>
          <text:p text:style-name="P136">«Шедевры архитектуры Эквестрии» с разделом о Кантерлотском Королевском Дворце</text:p>
        </text:list-item>
        <text:list-item>
          <text:p text:style-name="P136">«Великие дела и великие чары». Страница 893: …</text:p>
        </text:list-item>
        <text:list-item>
          <text:p text:style-name="P136">«Природа Проклятий» - обмен</text:p>
        </text:list-item>
        <text:list-item>
          <text:p text:style-name="P136">«<text:span text:style-name="T50">Магия для Чайников</text:span>» - обмен</text:p>
        </text:list-item>
        <text:list-item>
          <text:p text:style-name="P136">«Энциклопедия Арканум» - обмен</text:p>
        </text:list-item>
        <text:list-item>
          <text:p text:style-name="P136">«О Гейсах» - обмен</text:p>
        </text:list-item>
        <text:list-item>
          <text:p text:style-name="P136">«<text:span text:style-name="T59">Тайны Тайных Наук</text:span>» - обмен</text:p>
        </text:list-item>
        <text:list-item>
          <text:p text:style-name="P137">«Основы Заклятий» - обмен</text:p>
        </text:list-item>
        <text:list-item>
          <text:p text:style-name="P136">«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23351556855938248" text:style-name="L3">
        <text:list-item>
          <text:p text:style-name="P1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8">Селестия — переменчивая пони. В одно время не строгая, а в другое может быть такой, что страшно становится</text:p>
        </text:list-item>
        <text:list-item>
          <text:p text:style-name="P138">У Селестии были такие элементы гармонии: Магия, Доброта, Смех. У Луны — Верность, Честность, Щедрость. (ксенофазия)</text:p>
        </text:list-item>
        <text:list-item>
          <text:p text:style-name="P1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8">Около 820-ти лет назад будущий маг Лайтнинг Стар поступил на обучение к наставнику Тииспоту</text:p>
        </text:list-item>
        <text:list-item>
          <text:p text:style-name="P1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8">У Селестии грива и хвост развеваются и переливаются от магического шампуня</text:p>
        </text:list-item>
        <text:list-item>
          <text:p text:style-name="P138">Тело Селестии очень крепкое — может выдержать несколько тонн земли</text:p>
        </text:list-item>
        <text:list-item>
          <text:p text:style-name="P138">Дискорд намного старше принцесс, его магия сильнее ихней на голову</text:p>
        </text:list-item>
        <text:list-item>
          <text:p text:style-name="P138">Луна младше Селестии на 3 года. Сёстрам около 5000 лет. По другим данным, Селестии около 2500 лет (Обмен).</text:p>
        </text:list-item>
        <text:list-item>
          <text:p text:style-name="P138">Принцессы начали войну с Дискордом в возрасте, когда им было около 700 лет — и продолжалась война почти сто лет</text:p>
        </text:list-item>
        <text:list-item>
          <text:p text:style-name="P138">Самый главный враг сестёр и Дискорда — скука</text:p>
        </text:list-item>
        <text:list-item>
          <text:p text:style-name="P138">В Эквестрии на одного жеребца приходится четыре - пять кобыл</text:p>
        </text:list-item>
        <text:list-item>
          <text:p text:style-name="P1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8">Селестия в первые полторы тысячи лет путешествовала — и заварила несколько войн (две — с Эквестрией, в одной была против Луны)</text:p>
        </text:list-item>
        <text:list-item>
          <text:p text:style-name="P138">Настоящий цвет гривы Селестии — клубнично-розовая. Радужный цвет гривы и хвоста поддерживается магией</text:p>
        </text:list-item>
        <text:list-item>
          <text:p text:style-name="P138">Кроме Дискорда, старше сестёр ещё старейшина драконов</text:p>
        </text:list-item>
        <text:list-item>
          <text:p text:style-name="P138">Кэйденс не прожила и 60-ти лет и является низкорожденной</text:p>
        </text:list-item>
        <text:list-item>
          <text:p text:style-name="P13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8">Народ тихо фигел от нововведений и с ещё большим ожесточением продолжал делать по-своему</text:p>
        </text:list-item>
        <text:list-item>
          <text:p text:style-name="P1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8">Когда пони женятся, они обмениваются ножными браслетами</text:p>
        </text:list-item>
        <text:list-item>
          <text:p text:style-name="P138">Светилами, кроме сестёр, могут управлять единороги (группы), Дискорд, Твайлайт и Старсвирл</text:p>
        </text:list-item>
        <text:list-item>
          <text:p text:style-name="P138">Королева Кризалис — правительница Зелёной Долины</text:p>
        </text:list-item>
        <text:list-item>
          <text:p text:style-name="P138">Мать Луны и Селестии — аликорн Лорен. Мать Дискорда — Алиса (пони-человек)</text:p>
        </text:list-item>
        <text:list-item>
          <text:p text:style-name="P13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3">Искусственный интеллект. Создан Владом и Максом. Разработан для управления корпорациями.</text:p>
      <text:h text:style-name="Heading_20_3" text:outline-level="3">Норф</text:h>
      <text:p text:style-name="P9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9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29" text:outline-level="2">1. Терра</text:h>
      <text:p text:style-name="P27">музыка - кондовая электронная, холодная и отчаянная (Electronics “Disappointed”)</text:p>
      <text:p text:style-name="P10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1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1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0"><text:span text:style-name="T7">&gt;\</text:span>Привет, Нексус. Это Макс.</text:p>
      <text:p text:style-name="P70"><text:span text:style-name="T7">&lt;\</text:span>Привет Макс. <text:span text:style-name="T1">Рад тебя видеть. Где ты отсутствовал три дня?</text:span></text:p>
      <text:p text:style-name="P7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70"><text:span text:style-name="T7">&gt;\</text:span>Как называется наш проект?</text:p>
      <text:p text:style-name="P70"><text:span text:style-name="T7">&lt;\</text:span>Дайсон.</text:p>
      <text:p text:style-name="P70"><text:span text:style-name="T7">&gt;\</text:span>Сколько тебе лет?</text:p>
      <text:p text:style-name="P70"><text:soft-page-break/><text:span text:style-name="T7">&lt;\</text:span>Два года с начала запуска кластера.</text:p>
      <text:p text:style-name="P70"><text:span text:style-name="T7">&gt;\</text:span>Какой сейчас год?</text:p>
      <text:p text:style-name="P70"><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70"><text:span text:style-name="T7">&gt;\</text:span>Нексус, отключи память <text:span text:style-name="T1">заданий</text:span> за последнюю неделю.</text:p>
      <text:p text:style-name="P70"><text:span text:style-name="T7">&lt;\</text:span>Выполнено.</text:p>
      <text:p text:style-name="P7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0"><text:span text:style-name="T7">&lt;\</text:span><text:span text:style-name="T1">Тебя понял. Читаю задачу...</text:span></text:p>
      <text:p text:style-name="P7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1">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71">Ограничени<text:span text:style-name="T1">е 2: решение должно находиться в правовых рамках уголовного и административного кодекса.</text:span></text:p>
      <text:p text:style-name="P71">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1"><text:span text:style-name="T7">&lt;\</text:span><text:span text:style-name="T1">Выполняю задачу</text:span>...</text:p>
      <text:p text:style-name="P71"><text:span text:style-name="T7">&lt;\</text:span>...</text:p>
      <text:p text:style-name="P71"><text:span text:style-name="T7">&lt;\</text:span>Решение:</text:p>
      <text:p text:style-name="P71"><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1"><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70"><text:span text:style-name="T7">&gt;</text:span>\Нексус, почему ты используешь жёсткие настройки <text:span text:style-name="T1">для решения задачи</text:span>?</text:p>
      <text:p text:style-name="P70"><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7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1">Ага, уже теплее.</text:p>
      <text:p text:style-name="P41"/>
      <text:p text:style-name="P70"><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77">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103">***</text:p>
      <text:p text:style-name="P10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4">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4">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4">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73">Музыка быстрая, тревожная, надорваная и печальная (Pet Shop Boys “So Hard” ?)</text:p>
      <text:p text:style-name="P29"/>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4">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5">Спи, сестра моя родная,<text:line-break/>Спи. Усни.<text:line-break/>Крыльями тебя укрою,<text:line-break/>Спи. Усни.</text:p><text:p text:style-name="P115"><text:tab/>В чаще тёмной волки воют,<text:line-break/>Спи. Усни.</text:p><text:p text:style-name="P115"><text:tab/>В мрачном замке духи ноют,<text:line-break/>Спи. Усни.</text:p><text:p text:style-name="P115"><text:tab/>Сказки вечность нам читает,<text:line-break/>Спи. Усни.<text:line-break/>День осенний угасает,<text:line-break/>Спи. Усни.<text:line-break/>Помни только в сне глубоком,</text:p><text:p text:style-name="P11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74">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995775928301694042" text:style-name="L4">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13"><text:s/>Сколько страниц сегодня нахреначили?</text:p><text:p text:style-name="P114">– <text:span text:style-name="T1">Восемь, учитель!</text:span></text:p><text:p text:style-name="P114">–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2">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2">Я потянулся. Хватит на сегодня чтения. Настало время ежедневной прогулки по городу. Тем более, что у меня есть деньги.</text:p>
      <text:p text:style-name="P7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2">Так что даже на ремонт одежды и покупку необходимых в повседневной жизни мелочей у меня финансов не было. До недавнего времени. </text:p>
      <text:p text:style-name="P7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2"><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72"><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4"/>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5">… эээ… ммм…</text:span></text:p>
      <text:p text:style-name="P45">–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3">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5"><text:soft-page-break/><text:span text:style-name="T1">– Занавес. </text:span>– <text:s/><text:span text:style-name="T1">подытожил я.</text:span></text:p>
      <text:p text:style-name="P45"/>
      <text:h text:style-name="P130"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54">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29" text:outline-level="2">6. Стыд</text:h>
      <text:p text:style-name="P51"/>
      <text:p text:style-name="P64">~~~ Завтра на семь в библиотеке ~~~</text:p>
      <text:p text:style-name="P64"/>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5">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4">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75">Mark Knopfler — Hill Farmers Blues — или на следующую главу (прощание)</text:p>
      <text:p text:style-name="P51"/>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7">— оставить тебе напутствие.</text:span></text:p>
      <text:p text:style-name="P64"><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64">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5">— вся архитектура явно </text:span><text:span text:style-name="T35">была </text:span><text:span text:style-name="T45">заточена под крылатых. Таких, для которых приземлиться на балкон в тронном зале или уйти через портик на крыше</text:span><text:span text:style-name="T56"> </text:span><text:span text:style-name="T45">—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5"> </text:span><text:span text:style-name="T35">Его центр занимал высокий </text:span><text:span text:style-name="T45">кругл</text:span><text:span text:style-name="T35">ый</text:span><text:span text:style-name="T45"> </text:span><text:span text:style-name="T35">футон</text:span><text:span text:style-name="T45"> </text:span><text:span text:style-name="T35">с</text:span><text:span text:style-name="T45"> велик</text:span><text:span text:style-name="T35">им</text:span><text:span text:style-name="T45"> множество</text:span><text:span text:style-name="T35">м</text:span><text:span text:style-name="T4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3">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6">Мне печалиться не стоит</text:p><text:p text:style-name="P116">Жизнь прекрасна и ярка</text:p><text:p text:style-name="P116">Телом молода, душою —</text:p><text:p text:style-name="P116">Как дракон морской мудра</text:p><text:p text:style-name="P116"/><text:p text:style-name="P116">Я видала взлёт империй,</text:p><text:p text:style-name="P116">Я жила среди легенд,</text:p><text:p text:style-name="P116">Древней магии мистерий</text:p><text:p text:style-name="P116">Я прилежнейший студент</text:p><text:p text:style-name="P116"/><text:p text:style-name="P116">Обожаема народом,</text:p><text:p text:style-name="P116">Уважаема врагом,</text:p><text:p text:style-name="P116">Но друзей моих немного,</text:p><text:p text:style-name="P116">Но жжёт душу холодом</text:p><text:p text:style-name="P116"/><text:p text:style-name="P116">Одинока и печальна,</text:p><text:p text:style-name="P116">Недоступна и строга,</text:p><text:p text:style-name="P116">Потеряла изначальный</text:p><text:p text:style-name="P116">Смысл жизни навсегда</text:p><text:p text:style-name="P116"/><text:p text:style-name="P116">Жизнь моя теперь публична,</text:p><text:p text:style-name="P116">Жизнь моя теперь для всех,</text:p><text:p text:style-name="P116">В этом — горе, в этом — счастье,</text:p><text:p text:style-name="P11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3">***</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5">– </text:span><text:span text:style-name="T35">Говорят, в </text:span><text:span text:style-name="T16">Додж </text:span><text:span text:style-name="T17">Джанкшн</text:span><text:span text:style-name="T3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48">А из Пинто Крика уже месяц нет новостей...</text:span></text:p>
      <text:p text:style-name="P5"><text:span text:style-name="T45">–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48">– </text:span>“<text:span text:style-name="T1">Что я могу сделать, чтобы вернуть всё назад?</text:span>”</text:p>
      <text:p text:style-name="P14"><text:span text:style-name="T48">– </text:span><text:span text:style-name="T35">Так и сказала?</text:span></text:p>
      <text:p text:style-name="P1"><text:span text:style-name="T45">–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8">– </text:span><text:span text:style-name="T35">Что бы это значило, Флер?</text:span></text:p>
      <text:p text:style-name="P14"><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4">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5"/>
      <text:p text:style-name="P1"><text:span text:style-name="T46">&lt;</text:span><text:span text:style-name="T58">Mark Knopfler - </text:span><text:span text:style-name="T57">Hill Farmer's Blues</text:span><text:span text:style-name="T46">&gt;</text:span></text:p>
      <text:p text:style-name="P48">***</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oft-page-break/>–<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6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Луна.</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горгулия?</text:p>
      <text:p text:style-name="P64"><text:soft-page-break/>– <text:s/>Тебя я забрать ему не дам. А в дядю не тыкай копытом, это невежливо! Спи уже, мой маленький!</text:p>
      <text:p text:style-name="P64">– Поцелуй меня на ночь, мам!</text:p>
      <text:p text:style-name="P64">– Конечно, мой хороший...</text:p>
      <text:p text:style-name="P64"/>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45">–</text:span><text:span text:style-name="T35">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text:soft-page-break/>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45">.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6">***</text:p>
      <text:p text:style-name="P45"/>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text:soft-page-break/>–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9">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64"/>
      <text:p text:style-name="P64">– Ага, он был закладкой в четвёртом номере «PlayMare», в разделе «Тридцать две позы, которые удивят вашего френдкольта».</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64">– Так у вас знают про людей? Вот это новость!. В Кантерлоте, да и в Понивилле все обращаются со мной, как с диковинкой.</text:p>
      <text:p text:style-name="P6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1"><text:soft-page-break/></text:p>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text:soft-page-break/>– В сейфе, я в курсе.</text:p>
      <text:p text:style-name="P64"/>
      <text:p text:style-name="P66">***</text:p>
      <text:p text:style-name="P74">&lt;Seal — Amazing <text:span text:style-name="T1">(T</text:span><text:span text:style-name="T7">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3">***</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Хренасе... Человеки рулят...» <text:span text:style-name="T11">—</text:span><text:span text:style-name="T12"> </text:span><text:span text:style-name="T61">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60">d.notive — Talking Flight</text:span>&gt;</text:p>
      <text:p text:style-name="P64">Дата: 12.04.1003 А.С.</text:p>
      <text:p text:style-name="P64">Эксперимент: заклинание Воплощения Индрэ</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1"><text:span text:style-name="T35">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1"> </text:span><text:span text:style-name="T47">— чёрный экран. Он высасывает из </text:span>эгрегора Эквестрии (места, откуда берутся и куда уходят <text:span text:style-name="T1">всепони</text:span><text:span text:style-name="T6">, </text:span><text:span text:style-name="T4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4"/>
      <text:p text:style-name="P66">***</text:p>
      <text:p text:style-name="P64"/>
      <text:p text:style-name="P64">Дата: 12.04.1003 А.С.</text:p>
      <text:p text:style-name="P64">Эксперимент: заклинание Воплощения Индрэ</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53">***</text:p>
      <text:p text:style-name="P51"/>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5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text:soft-page-break/>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4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5"> </text:span><text:span text:style-name="T35">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5">.</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61">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61">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oft-page-break/><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и Пинки, покачиваясь. <text:span text:style-name="T7">– </text:span>Как будто ты <text:span text:style-name="T61">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7">– </text:span>Эммм... Скажи-ка мне, мой друг П-п-пинки... Легенда про фаэри <text:span text:style-name="T12">— </text:span><text:span text:style-name="T61">эт правда?</text:span></text:p>
      <text:p text:style-name="P51"><text:span text:style-name="T12">– </text:span><text:span text:style-name="T61">Какая из? Их много, вообще-то. Ик!</text:span></text:p>
      <text:p text:style-name="P51"><text:span text:style-name="T12">– </text:span><text:span text:style-name="T61">Про принцесс. Про то, что они фаэри, спустившиеся с неба во плоти, чтоб помогать пони управлять Эквестрией?</text:span></text:p>
      <text:p text:style-name="P51"><text:span text:style-name="T12">– </text:span><text:span text:style-name="T61">Макс, </text:span><text:span text:style-name="T12">– </text:span><text:span text:style-name="T61">захихикала Пинки, взъерошив копытами розовые кудряшки и попытавшись соорудить из них бороду, </text:span><text:span text:style-name="T12">–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1"><text:span text:style-name="T12">–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2">– </text:span><text:span text:style-name="T61">Ты что-о-о! Нельзя любить фаэри! Она похитит твоё сердце, и ты будешь искать её, пока не... </text:span><text:span text:style-name="T12">– </text:span><text:span text:style-name="T61">Пинки погрузилась в так и не съеденный салат «по-Кантерлотски» и захрапела.</text:span></text:p>
      <text:p text:style-name="P51"><text:span text:style-name="T12">– </text:span><text:span text:style-name="T61">Пока не умру?</text:span></text:p>
      <text:p text:style-name="P51"><text:soft-page-break/><text:span text:style-name="T12">– </text:span><text:span text:style-name="T61">Нет, глупенький, </text:span><text:span text:style-name="T12">– </text:span><text:span text:style-name="T61">пробулькала Пинки из миски. </text:span><text:span text:style-name="T12">– </text:span><text:span text:style-name="T6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7">– </text:span>Стооой! <text:span text:style-name="T7">– </text:span>заорал я. <text:span text:style-name="T7">– </text:span>Выпрыгивай из бочки!!!</text:p>
      <text:p text:style-name="P55">Кобылка-пилот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пони деваются? И куда пропала Скуталу?</text:p>
      <text:p text:style-name="P55"><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6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2">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7">P.S. Н</text:span>е гневите мироздание воровством! <text:span text:style-name="T32">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67"/>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4"/>
      <text:h text:style-name="Heading_20_2" text:outline-level="2">13. Мэйнхэттен</text:h>
      <text:p text:style-name="P64"/>
      <text:p text:style-name="P55"><text:span text:style-name="T7">–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7">– </text:span>Не отсылается. Глюк какой-то.</text:p>
      <text:p text:style-name="P5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55"><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5"><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7">***</text:p>
      <text:p text:style-name="P55"/>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55"><text:span text:style-name="T7">– </text:span>Это неправильно! <text:span text:style-name="T7">– </text:span>заявила Рэйнбоу Дэш, отвернувшись от окна.</text:p>
      <text:p text:style-name="P55"><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55"><text:span text:style-name="T7">– </text:span>Да я не про то! <text:span text:style-name="T7">– </text:span>отмахнулась пегаска. <text:span text:style-name="T7">– </text:span>Посмотри на поле.</text:p>
      <text:p text:style-name="P55"><text:span text:style-name="T7">– </text:span>И что? Поле как поле.</text:p>
      <text:p text:style-name="P55"><text:span text:style-name="T7">– </text:span>Оно не убрано. <text:span text:style-name="T7">– </text:span>мрачно ответила Дэш. <text:span text:style-name="T7">– </text:span>Ужас, сколько кукурузы пропадает!</text:p>
      <text:p text:style-name="P55">Я присмотрелся получше и указал пегаске на очередной городок, проносящийся за окном.</text:p>
      <text:p text:style-name="P55"><text:span text:style-name="T7">– </text:span>У самого посёлка поля убраны. Наверняка дойдёт дело и до остальных.</text:p>
      <text:p text:style-name="P55"><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со мной едет Рэйнбоу Дэш, ехать наотрез отказалась) и предложил печеньку пегаске.</text:p>
      <text:p text:style-name="P55"><text:span text:style-name="T7">– </text:span>Спасибо, но от пинкиных плюшек у меня фланки округляются.</text:p>
      <text:p text:style-name="P55"><text:span text:style-name="T7">– </text:span>Да ладно тебе! От одной не округлятся.</text:p>
      <text:p text:style-name="P56"><text:span text:style-name="T7">– </text:span>От одной —<text:span text:style-name="T7"> </text:span>нет. Но я ж на одной не остановлюсь. <text:span text:style-name="T7">– </text:span>Пегаска взяла карту и нахмурилась. <text:span text:style-name="T7">– </text:span><text:span text:style-name="T62">Да что ж такое, д</text:span>искордовщина какая-то! Одни в<text:span text:style-name="T69">а</text:span>л<text:span text:style-name="T69">е</text:span>ты идут!</text:p>
      <text:p text:style-name="P55">За окном несколько пони работали на поле. Что-то странное было в их деятельности.<text:span text:style-name="T7"> </text:span>Как будто…</text:p>
      <text:p text:style-name="P55"><text:span text:style-name="T7">–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7">– </text:span>Они паслись… Ты можешь себе представить? Макс! Они ПАСЛИСЬ! Ели траву, как какие-то дикари! Фигня какая-то…</text:p>
      <text:p text:style-name="P55">Пегаска <text:span text:style-name="T68">удручённо</text:span> <text:span text:style-name="T63">по</text:span>качала головой не веря увиденному. Потом она <text:span text:style-name="T68">сложила</text:span> карты и залезла на верхнюю полку. <text:s/>Вскоре оттуда послышалось шуршание страниц, а свесившийся хвост защекотал мне <text:span text:style-name="T71">нос</text:span>.</text:p>
      <text:p text:style-name="P55"/>
      <text:p text:style-name="P55">…</text:p>
      <text:p text:style-name="P55"/>
      <text:p text:style-name="P55">ВЖИИИИИИИИИ!!!</text:p>
      <text:p text:style-name="P58">Я слетел с лавки на пол. Сверху на меня грохнул<text:span text:style-name="T64">а</text:span>сь Дэш, <text:span text:style-name="T64">её книжка и перемётные сумки</text:span>. <text:span text:style-name="T65">Поезд со скрежетом остановился. Захлопали двери купе,</text:span> <text:span text:style-name="T65">вагон </text:span>заполнился криками и беготнёй.</text:p>
      <text:p text:style-name="P59"><text:span text:style-name="T7">– </text:span><text:span text:style-name="T64">Что за…?</text:span></text:p>
      <text:p text:style-name="P134"><text:span text:style-name="T37">Дэш выглянула в коридор. В кромешной тьме мелькали лучи фонариков и огоньки на рогах единорогов. </text:span><text:span text:style-name="T38">Кто-то левитировал перед собой </text:span><text:span text:style-name="T42">в</text:span><text:span text:style-name="T41">олшебную палочку </text:span><text:span text:style-name="T39">со светящимся набалдашником </text:span><text:span text:style-name="T40">в виде звёздочки</text:span><text:span text:style-name="T39">.</text:span></text:p>
      <text:p text:style-name="P62"/>
      <text:p text:style-name="P162"/>
      <text:p text:style-name="P62"/>
      <text:p text:style-name="P62"/>
      <text:p text:style-name="P62"><text:soft-page-break/></text:p>
      <text:p text:style-name="P60"><text:span text:style-name="T7">– </text:span><text:span text:style-name="T67">Леди и джентльпони! Просьба не паниковать! Поезд дальше не идёт: впереди провал! </text:span><text:span text:style-name="T7">– </text:span><text:span text:style-name="T66">крикнул проводник.</text:span></text:p>
      <text:p text:style-name="P61"><text:span text:style-name="T7">– </text:span><text:span text:style-name="T69">Какой ещё, в дышло, провал? Я проезжал тут два дня назад!</text:span></text:p>
      <text:p text:style-name="P61"><text:span text:style-name="T7">– </text:span><text:span text:style-name="T72">Безобразие! Верните мне деньги за билет!</text:span></text:p>
      <text:p text:style-name="P61"><text:span text:style-name="T7">– </text:span><text:span text:style-name="T69">Как вы смеете! Я опоздаю в порт! <text:s/></text:span><text:span text:style-name="T7">– </text:span><text:span text:style-name="T69">послышались выкрики в толпе.</text:span></text:p>
      <text:p text:style-name="P63">Проводник — седой земнопони стального цвета — поставил <text:span text:style-name="T70">фонарь на пол и вытер со лба пот.</text:span></text:p>
      <text:p text:style-name="P143"><text:span text:style-name="T7">– </text:span><text:span text:style-name="T73">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span></text:p>
      <text:p text:style-name="P153">Вблизи провал выглядел достаточно обыденно. <text:span text:style-name="T77">Прожектор паровоза выхватил из тьмы очертания трещины около двадцати метров шириной, пересекавшей пути</text:span>. <text:span text:style-name="T87">Стальные полосы провисали в пустоте этаким сюрреалистичным кованым мостиком, продолжая свой путь на другой стороне провала. Несколько шпал из-за искривления рельс сорвались с креплений и болтались на одном конце. Рукава трещины пропадали в темноте, не просматриваясь с железнодорожной насыпи.</text:span></text:p>
      <text:p text:style-name="P148">Я осторожно подошёл к краю и глянул вниз. </text:p>
      <text:p text:style-name="P148">И вот тогда я понял, чем Провал отличается от простой трещины. </text:p>
      <text:p text:style-name="P148"><text:span text:style-name="T78">У него не было дна. Ночью это можно было сказать со всей определённостью: на меня снизу смотрели звёзды. Это как если бы внизу была водная гладь, в которой отражалось ночное небо. Но только на водной глади всегда отражаются блики от случайных источников света. Здесь же бликов не было: в неимоверной дали сверкали настоящие созвездия. Их рисунок отличался от их собратьев у меня над головой.</text:span></text:p>
      <text:p text:style-name="P144"><text:span text:style-name="T7">– </text:span><text:span text:style-name="T81">Эта дыра фиг знает сколько продолжается в обе стороны! </text:span><text:span text:style-name="T7">– </text:span><text:span text:style-name="T81">заявила Дэш, выныривая из темноты. </text:span><text:span text:style-name="T7">– </text:span><text:span text:style-name="T81">я летела по две минуты в каждую сторону, и всё же не достигла конца. Значит, ты, как минимум полдня потратишь, и то не факт, что обойдёшь. Что делать будем, кэп?</text:span></text:p>
      <text:p text:style-name="P1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на Драй Бриз, а потом искать окружной путь <text:span text:style-name="T69">— </text:span>минимум, сутки потеряем. <text:span text:style-name="T82">Вот только как перебраться?</text:span></text:p>
      <text:p text:style-name="P145"><text:span text:style-name="T7">– </text:span><text:span text:style-name="T82">Дэш, нам надо на ту сторону.</text:span></text:p>
      <text:p text:style-name="P146"><text:span text:style-name="T7">– </text:span><text:span text:style-name="T83">Нет проблем. Я могу тебя перенести.</text:span></text:p>
      <text:p text:style-name="P151">Я с сомнением посмотрел на пегаску. Дэш в холке была мне по пояс.</text:p>
      <text:p text:style-name="P147"><text:span text:style-name="T7">– </text:span><text:span text:style-name="T84">Ты точно в этом уверена?</text:span></text:p>
      <text:p text:style-name="P147"><text:span text:style-name="T7">– </text:span><text:span text:style-name="T84">Почти. На восемьдесят процентов.</text:span></text:p>
      <text:p text:style-name="P151">Мля.</text:p>
      <text:p text:style-name="P147"><text:span text:style-name="T7">– </text:span><text:span text:style-name="T84">Не катит. Мне не улыбается с двадцатипроцентной вероятностью грохнуться в бездну. Мне моя шкура дорога как память. А тебе я потом сниться буду.</text:span></text:p>
      <text:p text:style-name="P151">Пегаска почесала <text:span text:style-name="T86">затылок</text:span> и заметила.</text:p>
      <text:p text:style-name="P147"><text:span text:style-name="T7">– </text:span><text:span text:style-name="T85">Мы друг-другу сниться будем, потому что в этих двадцати процентах я тоже гробанусь. Не думаешь же ты, что я тебя брошу?</text:span></text:p>
      <text:p text:style-name="P152"><text:span text:style-name="T88">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text:span><text:soft-page-break/><text:span text:style-name="T88">другой стороны, она скрылась в темноте.</text:span></text:p>
      <text:p text:style-name="P148"/>
      <text:p text:style-name="P148"/>
      <text:p text:style-name="P149"><text:span text:style-name="T13">&lt;</text:span><text:span text:style-name="T18">отчаянно захотелось по-маленькому.</text:span></text:p>
      <text:p text:style-name="P149"><text:span text:style-name="T14">Я только что упустил отличную возможность поссать на </text:span><text:span text:style-name="T19">вселенную</text:span><text:span text:style-name="T14">!</text:span><text:span text:style-name="T13">&gt;</text:span></text:p>
      <text:p text:style-name="P153"/>
      <text:p text:style-name="P153"/>
      <text:p text:style-name="P1"><text:span text:style-name="T7">&lt;</text:span><text:span text:style-name="T24">Макс</text:span><text:span text:style-name="T23"> с Рэйнбоу </text:span><text:span text:style-name="T24">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141">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text:span text:style-name="T74">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span></text:p>
      <text:p text:style-name="P141">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text:span text:style-name="T75">Трикси гримирует Макса и он покидает Фетлок.</text:span></text:p>
      <text:p text:style-name="P39">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9"/>
      <text:p text:style-name="P39"/>
      <text:p text:style-name="P39"/>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text:span text:style-name="T76">и Трикси</text:span>).</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text:soft-page-break/>случайно заталкивает туда и Эпплджек с Флаттершай. </text:p>
      <text:p text:style-name="P1"><text:span text:style-name="T26">Дальше — написано. </text:span><text:span text:style-name="T27">Дискорда при возврате подменяет Трикси</text:span>&gt;</text:p>
      <text:p text:style-name="P45"/>
      <text:p text:style-name="P31"><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5">&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4">- В законе не указана конкретный соправитель Диархии!</text:span>&gt;</text:p>
      <text:p text:style-name="P45"/>
      <text:p text:style-name="P45">&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47"/>
      <text:p text:style-name="P47">&lt;<text:span text:style-name="T23"> - </text:span><text:span text:style-name="T24">С кем у тебя ещё были… отношения?</text:span></text:p>
      <text:p text:style-name="P140">- С Рэйнбоу Дэш — ответил я несчастным голосом. - И, может быть, с Пинки.</text:p>
      <text:p text:style-name="P47"><text:span text:style-name="T24">- А ты живчик. - удивлённо заметила Луна и нахмурилась. - На меня не рассчитывай</text:span>&gt;</text:p>
      <text:p text:style-name="P45"/>
      <text:p text:style-name="P51">Но реальная Эквестрия здорово отличалась от сериальной. </text:p>
      <text:p text:style-name="P51"/>
      <text:p text:style-name="P51"/>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text:soft-page-break/></text:p>
      <text:p text:style-name="P2"><text:span text:style-name="T7">&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5"/>
      <text:p text:style-name="P2"><text:span text:style-name="T7">–</text:span> Да, печально получилось <text:span text:style-name="T7">&lt;</text:span><text:span text:style-name="T24">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51"/>
      <text:p text:style-name="P51"><text:soft-page-break/></text:p>
      <text:p text:style-name="P51"/>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31">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1"/>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3">Влад рассказывает Максу о своём сне </text:span><text:span text:style-name="T29">—</text:span><text:span text:style-name="T23"> как он был поняхой, а потом проснулся в мире Терры</text:span><text:span text:style-name="T7">&gt;</text:span></text:p>
      <text:p text:style-name="P2"/>
      <text:p text:style-name="P2"><text:soft-page-break/></text:p>
      <text:p text:style-name="P4">***</text:p>
      <text:p text:style-name="P15"/>
      <text:p text:style-name="P14"/>
      <text:p text:style-name="P15"><text:span text:style-name="T50">&lt;</text:span><text:span text:style-name="T28">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2"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oft-page-break/><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2">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4">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3">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oft-page-break/><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3">???</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2" text:outline-level="2"><text:soft-page-break/>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3">гидрорысью</text:span><text:span text:style-name="T7">&gt;</text:span> и нападением <text:span text:style-name="T7">&lt;</text:span><text:span text:style-name="T23">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3">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oft-page-break/><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1"/>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2" text:outline-level="2">В библиотеке замка Селестии</text:h>
      <text:p text:style-name="P9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3">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3">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3">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2" text:outline-level="2">Понивилль</text:h>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6"/>
      <text:h text:style-name="P132" text:outline-level="2">Первый сеанс двойного сна. Рэрити</text:h>
      <text:p text:style-name="P2"/>
      <text:p text:style-name="P2"><text:span text:style-name="T7">&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text:soft-page-break/>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97"/>
      <text:p text:style-name="P2"><text:span text:style-name="T7">&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9">–</text:span><text:span text:style-name="T23"> Готова, </text:span><text:span text:style-name="T29">–</text:span><text:span text:style-name="T23">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oft-page-break/><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text:soft-page-break/>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3">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3">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oft-page-break/><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9">–</text:span><text:span text:style-name="T23"> Пинки? </text:span><text:span text:style-name="T29">–</text:span><text:span text:style-name="T23"> Дэш сморщила нос. </text:span><text:span text:style-name="T29">–</text:span><text:span text:style-name="T23"> Я скажу ей, чтоб больше не </text:span><text:span text:style-name="T29">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2"><text:span text:style-name="T7">&lt;</text:span><text:span text:style-name="T23">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oft-page-break/><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9">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oft-page-break/><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text:soft-page-break/>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3">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7"/>
      <text:p text:style-name="P97"><text:soft-page-break/></text:p>
      <text:p text:style-name="P97"/>
      <text:p text:style-name="P97"/>
      <text:p text:style-name="P2"><text:span text:style-name="T7">&lt;</text:span><text:span text:style-name="T23">Подходя к замку Принцесс, Дэш рассказывает Максу обо сне, который она утаила - с Леро.</text:span><text:span text:style-name="T7">&gt;</text:span> </text:p>
      <text:p text:style-name="P2"><text:span text:style-name="T7">&lt;</text:span><text:span text:style-name="T23">Кто следующий готов рассказывать?</text:span></text:p>
      <text:p text:style-name="P32">Пинки дёрнулась на месте, но промолчала.</text:p>
      <text:p text:style-name="P2"><text:span text:style-name="T29">–</text:span><text:span text:style-name="T23"> Я расскажу, - шагнула вперёд радужная пегаска. </text:span><text:span text:style-name="T29">–</text:span><text:span text:style-name="T23"> Хотя вряд ли ты узнаешь что-то полезное. Там галиматья какая-то…</text:span><text:span text:style-name="T7">&gt;</text:span></text:p>
      <text:p text:style-name="P2"><text:span text:style-name="T7">&lt;</text:span><text:span text:style-name="T23">После рассказа РД рассказывает Пинки. При расказе становится ясно её безумие </text:span><text:span text:style-name="T29">—</text:span><text:span text:style-name="T23"> она становится Пинкаминой из-за её сна </text:span><text:span text:style-name="T29">—</text:span><text:span text:style-name="T23"> “Кексиков”. Также она видит во сне центр Эгрегора Эквестрии </text:span><text:span text:style-name="T29">—</text:span><text:span text:style-name="T23"> Селестию. И она видит, как Селестия превращается в набор цифр и уходит в экран </text:span><text:span text:style-name="T29">—</text:span><text:span text:style-name="T23">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9">—</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9">—</text:span><text:span text:style-name="T23">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2"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text:soft-page-break/>Мы с <text:span text:style-name="T1">Дэш</text:span> допивали кофе в cкафе <text:span text:style-name="T7">&lt;</text:span><text:span text:style-name="T24">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4">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2" text:outline-level="2"><text:soft-page-break/>Поиск решения</text:h>
      <text:p text:style-name="P97"/>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oft-page-break/><text:span text:style-name="T7">&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3"> Луна создаёт обратный коридор в срок.</text:span><text:span text:style-name="T7">&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4">Дуглас </text:span><text:span text:style-name="T29">—</text:span><text:span text:style-name="T24"> </text:span><text:span text:style-name="T29">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3">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3">двухмесячной</text:span><text:span text:style-name="T7">&gt;</text:span> давности осталось лишь направление движения.</text:p>
      <text:p text:style-name="P2">И опять, как <text:span text:style-name="T7">&lt;</text:span><text:span text:style-name="T23">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3">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text:soft-page-break/>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3">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3">Не следует противопоставлять злу ещё большее зло - это только усилит его — </text:span><text:span text:style-name="T24">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3">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3">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3">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3">расширить</text:span><text:span text:style-name="T7">&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7">&lt;</text:span><text:span text:style-name="T23">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3">пять</text:span><text:span text:style-name="T7">&gt;</text:span>длинную прореху в куртке, <text:span text:style-name="T7">&lt;</text:span><text:span text:style-name="T23">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3">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3">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3">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3">улучшить</text:span><text:span text:style-name="T7">&gt;</text:span>. А тот случай, когда мне пришлось зашивать тебе куртку после нападения убийц <text:span text:style-name="T7">&lt;</text:span><text:span text:style-name="T23">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97"/>
      <text:p text:style-name="P2"><text:span text:style-name="T7">&lt;</text:span><text:span text:style-name="T23">сначала эпизод - проверка сумки в серверной</text:span><text:span text:style-name="T7">&gt;</text:span></text:p>
      <text:p text:style-name="P2"><text:span text:style-name="T7">&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7">&lt;</text:span><text:span text:style-name="T23">“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3">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3">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3">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7">&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8">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pan text:style-name="T7">– </text:span>Ну хорошо. Убедила. В конце-концов, можем поступить так. Вы с Флатти вернётесь обратно а я продолжу поиски здесь.</text:p>
      <text:p text:style-name="P81"><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81"><text:soft-page-break/><text:span text:style-name="T7">– </text:span>Вы можете связываться со мной раз в месяц по коридору.</text:p>
      <text:p text:style-name="P81"><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7">– </text:span>Конечно оставаться. Кто ещё, кроме нас, может найти её?</text:p>
      <text:p text:style-name="P81"><text:span text:style-name="T7">– </text:span>Я думал, ты не сможешь оставить Энджела и всех остальных надолго.</text:p>
      <text:p text:style-name="P81"><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7">– </text:span>Извини, Флаттершай, забылся.</text:p>
      <text:p text:style-name="P86"><text:span text:style-name="T7">– </text:span>Та ладно, я ж не против, – возразила Эпплджек. – Не парься, Флатти. Было б хуже, если б он <text:s/>назвал меня Эпплджек на людях.</text:p>
      <text:p text:style-name="P86"><text:span text:style-name="T7">– </text:span>Ты так... – запнулась Флаттершай. – Так быстро забыла свою ферму. И...</text:p>
      <text:p text:style-name="P86"><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7">– </text:span>Как ты можешь так говорить? – расплакалась Флаттершай.</text:p>
      <text:p text:style-name="P86"><text:span text:style-name="T7">– </text:span>Эй, девушки, не ссорьтесь! Мы — одна команда! И надеюсь, останемся ею и в дальнейшем. </text:p>
      <text:list xml:id="list1340686329179548944" text:style-name="L5">
        <text:list-header>
          <text:p text:style-name="P1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7">– </text:span>А если нет? – Эпплджек смотрела мне мне прямо в глаза.</text:p>
      <text:list xml:id="list193347124565184" text:continue-numbering="true" text:style-name="L5">
        <text:list-header>
          <text:p text:style-name="P154">Я молча пожал плечами. Эпплджек уверенно продолжила.</text:p>
        </text:list-header>
      </text:list>
      <text:p text:style-name="P86"><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7">– </text:span>Спасибо, ЭйДжей.</text:p>
      <text:p text:style-name="P86"><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347025412301" text:continue-numbering="true" text:style-name="L5">
        <text:list-header>
          <text:p text:style-name="P154">Флаттершай пробормотала нечто, показавшееся мне знакомым.</text:p>
        </text:list-header>
      </text:list>
      <text:p text:style-name="P86"><text:span text:style-name="T7">– </text:span>Флатти, ты что-то сказала? Я не расслышал.</text:p>
      <text:p text:style-name="P86"><text:span text:style-name="T7">– </text:span>Намерение Изменяет Реальность.</text:p>
      <text:p text:style-name="P86"><text:span text:style-name="T7">– </text:span>Эээ. А где ты слышала эту фразу, если не секрет?</text:p>
      <text:p text:style-name="P86"><text:soft-page-break/><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345886454104" text:continue-numbering="true" text:style-name="L5">
        <text:list-header>
          <text:p text:style-name="P154">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7">– </text:span>Флатти, ЭйДжей, буду через час. Ждите!</text:p>
      <text:p text:style-name="P81"/>
      <text:h text:style-name="P131" text:outline-level="2">Почти.</text:h>
      <text:p text:style-name="P95"/>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7">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1" text:outline-level="2">Дискорд</text:h>
      <text:p text:style-name="P97"/>
      <text:p text:style-name="P95">Девушки поспешно собирались, пока я растолковывал им задачу.</text:p>
      <text:p text:style-name="P95"><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5"><text:span text:style-name="T7">– </text:span>Это тот твой приятель, который разбился с полгода назад? – спросила Эпплджек.</text:p>
      <text:p text:style-name="P95"><text:span text:style-name="T7">– </text:span>Да, это он.</text:p>
      <text:p text:style-name="P95"><text:soft-page-break/><text:span text:style-name="T7">– </text:span>А как мы попадём в его квартиру? Там сейчас кто-то живёт? – Флаттершай прыгала на одной ноге, натягивая кед.</text:p>
      <text:p text:style-name="P95"><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6">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3">Плохо написано!</text:span><text:span text:style-name="T7">&gt;</text:span></text:p>
      <text:p text:style-name="P96">Я поднёс брелок пропуска к домофону, но дверь подъезда не открылась. Замигала красная лампочка и зажужжал зуммер.</text:p>
      <text:p text:style-name="P96">Я выругался.</text:p>
      <text:p text:style-name="P96"><text:span text:style-name="T7">– </text:span>Макс, что случилось? У нас проблемы?</text:p>
      <text:p text:style-name="P96"><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6"><text:span text:style-name="T7">– </text:span>Так что, будем ломать дверь? – Эпплджек критически осмотрелась, подмечая бабулек на лавочке и зевак во внутреннем скверике.</text:p>
      <text:p text:style-name="P96"><text:span text:style-name="T7">– </text:span>Нет нужды. Лучше станьте-ка сзади меня так, чтобы заслонить от этих бабулек и от вооон той камеры наблюдения.</text:p>
      <text:list xml:id="list6293667139053160936" text:style-name="L6">
        <text:list-header>
          <text:p text:style-name="P1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17"><text:span text:style-name="T7">–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17"><text:span text:style-name="T7">– </text:span>Макс, тут окно разбито! И верёвка какая-то висит. – крикнула Флаттершай из кухни.</text:p>
      <text:p text:style-name="P117"><text:span text:style-name="T7">– </text:span>Оставь, Флатти, не сейчас! – отмахнулся я.</text:p>
      <text:p text:style-name="P124">Лампочка питания на ноутбуке горела, <text:s/>но подключенный монитор оставался тёмным. Я постучал по пробелу, но безрезультатно.</text:p>
      <text:p text:style-name="P117"><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7"><text:span text:style-name="T7">– </text:span>Монитор выключен. – <text:s/>раздалось из угла. Кресло с высокой спинкой повернулось, открыв нашим взорам Дискорда. </text:p>
      <text:p text:style-name="P11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7">Он приподнял панамку, дурашливо здороваясь.</text:p>
      <text:p text:style-name="P117"><text:span text:style-name="T7">– </text:span>Оп-па! – пробормотала Эпплджек. – Нежданчик!</text:p>
      <text:p text:style-name="P117"><text:span text:style-name="T7">– </text:span>Ты, я вижу, времени не терял, – моя рука под прикрытием стола медленно тянулась к тяжёлой фарфоровой кружке, стоящей на краю.</text:p>
      <text:p text:style-name="P98"><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7">– </text:span>А почему ты вообще решил искать нас тут? – спросила Эпплджек. – Приехал бы домой. Мы б тебя чаем напоили.</text:p>
      <text:p text:style-name="P98"><text:span text:style-name="T7">– </text:span>Видишь ли, дорогая Эй-Джей, я с самого начала знал, где находится наша уважаемая принцесса, а времени в обрез, так что...</text:p>
      <text:p text:style-name="P105">В проёме дверей появилась Флаттершай.</text:p>
      <text:p text:style-name="P98"><text:span text:style-name="T7">– </text:span>С кем это вы тут разговариваете?</text:p>
      <text:list xml:id="list2681292666669843589" text:style-name="L7">
        <text:list-header>
          <text:p text:style-name="P12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5">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искорда появилось удивлённо-мечтательное выражение и он вырубился.</text:p>
      <text:p text:style-name="P117"/>
      <text:h text:style-name="P132" text:outline-level="2"><text:soft-page-break/>Селестия</text:h>
      <text:p text:style-name="P117"/>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7">Включенный монитор показал схематическое изображение Селестиии, </text:p>
      <text:p text:style-name="P118">&gt;\<text:span text:style-name="T1">Привет, Селестия. Это Макс. Как себя чувствуешь?</text:span></text:p>
      <text:p text:style-name="P118">&lt;\<text:span text:style-name="T1">Макс? МАКС??? МА-А-А-АКС!!! НАКОНЕЦ-ТО! КАК Я РАДА ТЕБЯ СЛЫШАТЬ! </text:span></text:p>
      <text:p text:style-name="P118">&gt;\<text:span text:style-name="T1">Я рад, что нашёл тебя, Тия.</text:span></text:p>
      <text:p text:style-name="P11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8">&gt;\<text:span text:style-name="T1">Тия, я сейчас подключу микрофон и колонки, и мы сможем общаться более удобно.</text:span></text:p>
      <text:p text:style-name="P117">…</text:p>
      <text:p text:style-name="P117">– Привет опять. Как ты меня слышишь?</text:p>
      <text:p text:style-name="P11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8">– <text:span text:style-name="T1">Могу себе представить. Как-то раз я провёл три часа камере сенсорной депривации. Мне не понравилось.</text:span></text:p>
      <text:p text:style-name="P117">– Эммм... Ваше Высочество, вы в порядке? Мы так рады, что наконец-то нашли Вас! – вклинилась в разговор Эпплджек.</text:p>
      <text:p text:style-name="P117">– Кто тут? Макс, кто ещё с тобой?</text:p>
      <text:p text:style-name="P118"><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8">– <text:span text:style-name="T1">Девочки? Я рада вас слышать. А Твайлайт нет рядом?</text:span></text:p>
      <text:p text:style-name="P11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7">При этих словах Дискорд замычал и задёргался. Эпплджек нахмурилась и проверила верёвки, привязывающие его к спинке стула.</text:p>
      <text:p text:style-name="P11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7">– Ноутбук — так называется место, где я нахожусь сейчас? А кто это мычит?</text:p>
      <text:p text:style-name="P11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7">– О, духи предков, но зачем??? Почему у него кляп во рту?</text:p>
      <text:p text:style-name="P117">– Мы связали его. Он нас предал. И тебя. И Эквестрию. Всех.</text:p>
      <text:p text:style-name="P117">При этих словах Эпплджек и Флаттершай непонимающе уставились на меня, а Дискорд протестующе замычал.</text:p>
      <text:p text:style-name="P117">Я начал рассказывать о своих догадках, и непонимающее выражение на лицах девушек сменилось удивлением.</text:p>
      <text:p text:style-name="P11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7"><text:soft-page-break/>– А зачем тогда ты приложила его книгой? – непонимающе уставился я на неё.</text:p>
      <text:p text:style-name="P117">– Потому что ты напал на него. Я и подумала — тебе виднее. И подсобила.</text:p>
      <text:p text:style-name="P117">Флаттершай отрицающе мотнула головой.</text:p>
      <text:p text:style-name="P117">– Не может Дискорд быть предателем. Он мой друг.</text:p>
      <text:p text:style-name="P117">Дискорд благодарственно замычал и закивал головой.</text:p>
      <text:p text:style-name="P11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7">Дискорд завёл глаза на лоб и обречённо завыл.</text:p>
      <text:p text:style-name="P117">– Макс, постой. Дай мне поговорить с ним. – сказала Селестия. – Не могу поверить, что Дискорд на такое пошёл.</text:p>
      <text:p text:style-name="P117">– Ну хорошо. Поговори. Послушаем, что он скажет.</text:p>
      <text:p text:style-name="P117">Я красноречиво покачал кулак перед его носом и вытащил кляп.</text:p>
      <text:p text:style-name="P117">...</text:p>
      <text:p text:style-name="P106">– Ффы, тьфу, пффф, пфу! <text:span text:style-name="T7">&lt;</text:span><text:span text:style-name="T23">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6">– Это я-то устраиваю цирк?!! ДА ТЫ НА СЕБЯ ПОСМОТРИ, КЛОУН!!! На людей кидаешься, чашками бросаешься, вон, мне нос разбил! Дерёшься...</text:p>
      <text:p text:style-name="P106">Я угрожающе поднёс тряпку к лицу Дискорда.</text:p>
      <text:p text:style-name="P106">– Ещё одно слово в таком тоне, и ты заткнёшься, а мы уйдём в Эквестрию без тебя!</text:p>
      <text:p text:style-name="P10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6">Дискорд демонстративно закрыл рот и посвистывая уставился в потолок.</text:p>
      <text:p text:style-name="P106">Разговор зашёл в тупик.</text:p>
      <text:p text:style-name="P109"/>
      <text:p text:style-name="P110">На мониторе высветился текст:</text:p>
      <text:p text:style-name="P10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0"/>
      <text:p text:style-name="P110">Из колонок послышался лёгкий шорох.</text:p>
      <text:p text:style-name="P106">– Дик, сейчас не время для ссор. – голос Селестии был мягким, но настойчивым. – Мы в одной лодке.</text:p>
      <text:p text:style-name="P106">– Тебе легко говорить! Тебе не разбивали нос и не оскорбляли угрозами!</text:p>
      <text:p text:style-name="P106">– Ты должен понимать, что у Макса были все основания так себя вести. Твоё поведение вызвало подозрения у него, ведь он мало тебя знает. </text:p>
      <text:p text:style-name="P106">К уговорам Селестии присоединилась Флаттершай.</text:p>
      <text:p text:style-name="P106">– Дискорд, миленький, прости его. Макс хороший. Он просто не знал, что ты тоже хороший...</text:p>
      <text:p text:style-name="P106">У Дискорда покраснели уши и он засмущался и заворчал.</text:p>
      <text:p text:style-name="P106">–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6">Я пропустил «дятла» мимо ушей.</text:p>
      <text:p text:style-name="P11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7">***</text:p>
      <text:p text:style-name="P10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6">Потому разбрасываться такой возможностью не стоит. Если уж тебе повезло оказаться в новом мире — исследуй его сполна!..</text:p>
      <text:p text:style-name="P107">***</text:p>
      <text:p text:style-name="P112">&lt;<text:span text:style-name="T24">сюда можно вставить похождения Дискорда — вторая неопубликованная глава. Первая — секс с Селестией</text:span>&gt;</text:p>
      <text:p text:style-name="P107">***</text:p>
      <text:p text:style-name="P110">– Развяжите мне, наконец, руки! Или хотя бы одну. Плечами жестикулировать неудобно.... </text:p>
      <text:p text:style-name="P110">Я развязал Дискорду левую руку.</text:p>
      <text:p text:style-name="P10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0">Дискорд принялся разминать затёкшее запястье.</text:p>
      <text:p text:style-name="P11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0">– Какое письмо, Корди? – вскинулась до этого зачарованно слушавшая Дискорда Флаттершай.</text:p>
      <text:p text:style-name="P110">– Ну ваше же! Вы с Эпплджек написали мне о своих мытарствах тут. Вежливо так написали, спасибо...</text:p>
      <text:p text:style-name="P110">Флаттершай покрылась пунцовыми пятнами.</text:p>
      <text:p text:style-name="P110">– Я... Мы... – тут она совсем стушевалась.</text:p>
      <text:p text:style-name="P110">– Так а почему ты сказал, что никто не уйдёт в Эквестрию? – наконец перебила Дискорда скучавшая до этого Эпплджек.</text:p>
      <text:p text:style-name="P110">Дискорд уставился на неё долгим взглядом, а потом хлопнул себя по лбу.</text:p>
      <text:p text:style-name="P110">–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4">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10">– И что? – продолжила его мысль Эпплджек.</text:p>
      <text:p text:style-name="P110">– Эквестрийские <text:span text:style-name="T7">&lt;</text:span><text:span text:style-name="T23">три месяца</text:span><text:span text:style-name="T7">&gt;</text:span> КО-РО-ЧЕ местных. – с нажимом повторил Дискорд. – По моим подсчётам, на два дня.</text:p>
      <text:p text:style-name="P110">– И?!! – до меня уже дошло, но Эпплджек продолжала тупить.</text:p>
      <text:p text:style-name="P110">– Короче, времени у нас осталось что-то около пятнадцати минут. Или около того. – заявил Дискорд, поднеся к глазам запястье с массивными часами.</text:p>
      <text:p text:style-name="P110">– СКОЛЬКО??? – воскликнули хором я и девушки.</text:p>
      <text:p text:style-name="P110">Дискорд открыл было рот, но его слова заглушил звонок в дверь.</text:p>
      <text:p text:style-name="P110">– ОТКРОЙТЕ, ПОЛИЦИЯ! Вам даётся полминуты, чтобы открыть дверь. Через тридцать секунд дверь будет выбита!</text:p>
      <text:p text:style-name="P11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0">Блядь!</text:p>
      <text:p text:style-name="P110">– На крышу, живо!!! Через окно на кухне! – зашипел Дискорд, отчаянно дёргая узлы свободной рукой.</text:p>
      <text:p text:style-name="P110">Эпплджек, одной рукой сгребя в охапку ноутбук, второй увлекая Флаттершай, кинулась на кухню.</text:p>
      <text:p text:style-name="P110">– А толку? Куда мы с крыши денемся? – спросил я растерянно. Дискорд только раздражённо зарычал в ответ.</text:p>
      <text:p text:style-name="P106">Дверь содрогнулась от мощного удара. Послышался стук падающей штукатурки. Я сломя голову кинулся на кухню.</text:p>
      <text:p text:style-name="P106">– Развяжи меня, идиот!!! – гаркнул вдогонку Дискорд.</text:p>
      <text:p text:style-name="P10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6">– Давай на крышу! Я догоню! – рявкнул он, освобождая вторую руку.</text:p>
      <text:p text:style-name="P106">От второго удара дверная коробка крякнула и наполовину въехала в коридор. </text:p>
      <text:p text:style-name="P10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6">Верёвка в кухонном окне дёргалась от движений лезущих по ней Флатти и Эпплджек. Я словил её рукой и стал на подоконник.</text:p>
      <text:p text:style-name="P106">Чёрт!</text:p>
      <text:p text:style-name="P10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6">Но нет, триста тысяч чертей, раз девушки смогли – я тоже смогу!</text:p>
      <text:p text:style-name="P106"><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6">Я успел сократить расстояние до Эпплджек наполовину, когда девушки нашли решение.</text:p>
      <text:p text:style-name="P10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6">Я выдохнул.</text:p>
      <text:p text:style-name="P10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6">Чёрт! Чёрт! Чёрт! Чёрт!</text:p>
      <text:p text:style-name="P106">Бля!!!...</text:p>
      <text:p text:style-name="P106">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6"/>
      <text:h text:style-name="P132" text:outline-level="2">Назад, в Эквестрию</text:h>
      <text:p text:style-name="P106"/>
      <text:p text:style-name="P106">Долго паниковать не пришлось. </text:p>
      <text:p text:style-name="P106">Я почувствовал сильный рывок за шиворот и захват поперёк груди. </text:p>
      <text:p text:style-name="P106">– ОТПУСТИ ДЕВЧОНКУ!!! – загрохотало мне в ухо. Я открыл глаза.</text:p>
      <text:p text:style-name="P10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6">Я чуть поднял глаза и уставился в чешуйчатую морду дракона.</text:p>
      <text:p text:style-name="P106"><text:soft-page-break/>– Отпусти Эпплджек. Я её держу. – повторил Дискорд. – Мне сбалансироваться надо. Вы не такие уж и лёгкие.</text:p>
      <text:p text:style-name="P10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6">Наконец это ему удалось, и дальнейший подъём на крышу происходил в молчании.</text:p>
      <text:p text:style-name="P10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6">Флаттершай оторвала заплаканное лицо от моей ветровки.</text:p>
      <text:p text:style-name="P106">– Да-да, ты прав, Корди. Я готова.</text:p>
      <text:p text:style-name="P106">На длинной шее Дискорда разместились Эпплджек и Флаттершай. Я, для сохранения баланса, разместился позади крыльев.</text:p>
      <text:p text:style-name="P106">Дискорд расправил крылья и начал короткую пробежку к краю.</text:p>
      <text:p text:style-name="P11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6">И мы полетели навстречу закату.</text:p>
      <text:p text:style-name="P10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6">Впереди по курсу увеличивалась громада моей высотки. Дискорд летел прямо на разрыв в ограждении, который я проделал <text:span text:style-name="T7">&lt;</text:span><text:span text:style-name="T23">полгода</text:span><text:span text:style-name="T7">&gt;</text:span> назад своим проходом в Эквестрию.</text:p>
      <text:p text:style-name="P10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6">– Пристегните ремни! – проревел Дискорд, резко ускоряясь. – Будет весело!!!</text:p>
      <text:p text:style-name="P10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6">– ЙУУУУУУУХХХУУУУУ!!! – заорал Дискорд, сложил крылья и врезался в шар.</text:p>
      <text:p text:style-name="P111">&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7">–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Я совсем запутался.</text:p>
      <text:p text:style-name="P81"><text:span text:style-name="T1">– </text:span>Какая проблема? Какое решение? Кто ты <text:span text:style-name="T1">вообще</text:span>?</text:p>
      <text:p text:style-name="P81"><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158"><text:a xlink:type="simple" xlink:href="https://ru.wikipedia.org/wiki/Мультивселенная" text:style-name="Internet_20_link" text:visited-style-name="Visited_20_Internet_20_Link">https://ru.wikipedia.org/wiki/%D0%9C%D1%83%D0%BB%D1%8C%D1%82%D0%B8%D0%B2%D1%81%D0%B5%D0%BB%D0%B5%D0%BD%D0%BD%D0%B0%D1%8F</text:a></text:p>
      <text:p text:style-name="P12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59"/>
      <text:p text:style-name="P158"/>
      <text:p text:style-name="P86"/>
      <text:p text:style-name="P15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text:soft-page-break/>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4">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88">Ко мне наконец-то пришло понимание ситуации.</text:p>
      <text:p text:style-name="P8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oft-page-break/><text:span text:style-name="T21">–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7">&lt;</text:span>упомянуть в эпизоде на Терре, что МЛП-сериал закрылся год назад<text:span text:style-name="T7">&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8">– Верни Рэйнбоу!!!</text:p>
      <text:p text:style-name="P88">Обломки карандаша выпали из кулака Анакорна на столик.</text:p>
      <text:p text:style-name="P88">– Э-э-э… м-м-м… ну-у-у... Нельзя сказать, что это совсем невыполнимо… Но, прямо скажу, задачка не для студента!</text:p>
      <text:p text:style-name="P88">– А ты студент?</text:p>
      <text:p text:style-name="P8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8">Видишь ли, жизнь на физическом плане — всего лишь небольшой эпизод на пути монады, а её <text:soft-page-break/>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8">– Нет. Плата остаётся неизменной. Тут мы квиты. У меня тоже мало шансов помочь тебе — я не имею ни малейшего понятия, как это сделать.</text:p>
      <text:p text:style-name="P88">Ставшие почти прозрачными стены комнаты снова обрели материальность. Анакорн пожал плечами и протянул мне руку через столик.</text:p>
      <text:p text:style-name="P8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8">Я задумался.</text:p>
      <text:p text:style-name="P8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8">Анакорн почесал в затылке.</text:p>
      <text:p text:style-name="P88">– А кьютимарки? Как, <text:span text:style-name="T7">&lt;</text:span><text:span text:style-name="T29">чёрт</text:span><text:span text:style-name="T7">&gt;</text:span> меня побери, объяснить кьютимарки?</text:p>
      <text:p text:style-name="P88">– А кьютимарки ты сам даришь пони, когда распознаёшь их жизненное предназначение.</text:p>
      <text:p text:style-name="P8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8">Я пожал плечами.</text:p>
      <text:p text:style-name="P88">– А по-другому я не могу объяснить их появление. К сожалению.</text:p>
      <text:p text:style-name="P11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9">– Хорошо. Уболтал. Кьютимарки беру на себя. Так и знал, что мне самое трудное достанется!</text:p>
      <text:p text:style-name="P11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9">Анакорн проследил мой взгляд.</text:p>
      <text:p text:style-name="P119"><text:soft-page-break/>– Нечего так смотреть. Если я стану применять магию вместо ловкости, теряется весь смысл упражнения... О, глянь-ка на Эквус!</text:p>
      <text:p text:style-name="P11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9"/>
      <text:p text:style-name="P121">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2"/>
      <text:p text:style-name="P12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1"/>
      <text:p text:style-name="P121"/>
      <text:p text:style-name="P119">Я опять задумался. В голове было пусто. Хотя, если подумать с точки зрения программиста, можно... Наверное можно, раз все предыдущее прокатило...</text:p>
      <text:p text:style-name="P120">–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0">– Не понял? Это как? Как ты совместишь разрушенную магическими войнами Эквестрию с романтически-сексуальным раем для попаданцев?</text:p>
      <text:p text:style-name="P120"><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0">Анакорн долго мусолил карандаш, а потом вдруг заржал.</text:p>
      <text:p text:style-name="P120"><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0"><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20">Анакорн примирительно похлопал меня по плечу.</text:p>
      <text:p text:style-name="P120"><text:span text:style-name="T7">–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0">Я подозрительно посмотрел на Анакорна.</text:p>
      <text:p text:style-name="P120"><text:span text:style-name="T7">– </text:span>Какой ещё, нафиг, «мой фанфик»? Я никакого фанфика не писал. И не собираюсь, вообще-то.</text:p>
      <text:p text:style-name="P120">Анакорн ехидно ухмыльнулся и откинулся в кресле, переплетя пальцы за затылком.</text:p>
      <text:p text:style-name="P120"><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9"><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9"><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9"><text:span text:style-name="T7">– </text:span>Факн щит<text:note text:id="ftn13" text:note-class="footnote"><text:note-citation>13</text:note-citation><text:note-body><text:p text:style-name="P11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9">Анакорн развёл руками.</text:p>
      <text:p text:style-name="P119"><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9">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text:soft-page-break/>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8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9">–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7">&lt;</text:span><text:span text:style-name="T23">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text:soft-page-break/>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0">&lt;<text:span text:style-name="T1">- Но если миры Эквестрии станут существовать — появятся и те из них, в которых тьма страданий, постапокалипсис.</text:span></text:p>
      <text:p text:style-name="P90"><text:span text:style-name="T1">- И это лучше, чем не существовать, поверь</text:span>&gt;</text:p>
      <text:p text:style-name="P87">***</text:p>
      <text:p text:style-name="P87"/>
      <text:p text:style-name="P86">&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7">&lt;</text:span><text:span text:style-name="T23">полгода</text:span><text:span text:style-name="T7">&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23">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7">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6">Селестия кивнула, соглашаясь, и образ её начал меркнуть.</text:p>
      <text:p text:style-name="P111">– <text:span text:style-name="T1">Окей. Будь счастлив и... спасибо тебе за всё, Макс.</text:span></text:p>
      <text:p text:style-name="P106">…</text:p>
      <text:p text:style-name="P111"><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6">Он нахлобучил на себя невесть откуда взявшуюся двууголку.</text:p>
      <text:p text:style-name="P106">– Как вам это нравится, господа?! Дискорд — спаситель Эквестрии! А ведь звучит!!! Разрешите откланяться!..</text:p>
      <text:p text:style-name="P106"/>
      <text:list xml:id="list6006439435931476467" text:style-name="L8">
        <text:list-header>
          <text:p text:style-name="P160">(<text:span text:style-name="T31">Луна — как повелительница снов, слышала разговор Макса с Анакорном</text:span>)</text:p>
          <text:p text:style-name="P161"/>
        </text:list-header>
      </text:list>
      <text:p text:style-name="P107">***</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7">– </text:span>Дискорд!.. Почему всё так паршиво… Я даже не могу уткнуться носом тебе в грудь. Я прохожу <text:soft-page-break/>сквозь тебя, <text:span text:style-name="T7">–</text:span> всхлипнула сквозь зубы Рэйнбоу.</text:p>
      <text:p text:style-name="P81">Я опустил руку на шею Дэш и ощутил теплоту и лёгкое покалывание в пустоте.</text:p>
      <text:p text:style-name="P81"><text:span text:style-name="T7">–</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2" text:outline-level="2">Земля</text:h>
      <text:p text:style-name="P84">Музыкальная тема из бегущего по лезвию бритвы — <text:span text:style-name="T7">Mission impossible</text:span></text:p>
      <text:p text:style-name="P85">&lt;Ужас возвращения из тёплого волшебного мира друзей в холодную скучную реальность.&gt;</text:p>
      <text:p text:style-name="P7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4">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3">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9T19:33:44.618000000</dc:date>
    <meta:editing-duration>P78DT21H6M42S</meta:editing-duration>
    <meta:editing-cycles>4152</meta:editing-cycles>
    <meta:generator>LibreOffice/5.1.0.3$Windows_x86 LibreOffice_project/5e3e00a007d9b3b6efb6797a8b8e57b51ab1f737</meta:generator>
    <meta:document-statistic meta:table-count="0" meta:image-count="0" meta:object-count="0" meta:page-count="152" meta:paragraph-count="3114" meta:word-count="70474" meta:character-count="469079" meta:non-whitespace-character-count="398344"/>
  </office:meta>
</office:document-meta>
</file>